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8625in" fo:margin-left="-0.075in" fo:margin-top="0in" fo:margin-bottom="0in" table:align="left" style:writing-mode="lr-tb"/>
    </style:style>
    <style:style style:name="Table1.A" style:family="table-column">
      <style:table-column-properties style:column-width="0.8715in"/>
    </style:style>
    <style:style style:name="Table1.B" style:family="table-column">
      <style:table-column-properties style:column-width="0.9903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0"/>
    </style:style>
    <style:style style:name="Table1.B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B2" style:family="table-cell">
      <style:table-cell-properties style:vertical-align="" fo:padding-left="0.075in" fo:padding-right="0.075in" fo:padding-top="0in" fo:padding-bottom="0in" fo:border-left="none" fo:border-right="none" fo:border-top="0.5pt solid #000000" fo:border-bottom="0.5pt solid #000000"/>
    </style:style>
    <style:style style:name="Table1.A11" style:family="table-cell">
      <style:table-cell-properties style:vertical-align="bottom" fo:padding-left="0.075in" fo:padding-right="0.075in" fo:padding-top="0in" fo:padding-bottom="0in" fo:border-left="none" fo:border-right="none" fo:border-top="0.5pt solid #000000" fo:border-bottom="none"/>
    </style:style>
    <style:style style:name="Table1.B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style>
    <style:style style:name="P2"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text-indent="0in" style:auto-text-indent="false"/>
      <style:text-properties style:font-name="Times New Roman" fo:font-size="14pt" style:font-size-asian="14pt"/>
    </style:style>
    <style:style style:name="P6" style:family="paragraph" style:parent-style-name="Standard">
      <style:paragraph-properties fo:margin-left="0in" fo:margin-right="0in" fo:text-indent="0in" style:auto-text-indent="false"/>
      <style:text-properties style:font-name="Times New Roman" fo:font-size="11pt" style:font-size-asian="11pt"/>
    </style:style>
    <style:style style:name="P7" style:family="paragraph" style:parent-style-name="Standard">
      <style:paragraph-properties fo:margin-left="0in" fo:margin-right="0in" fo:text-indent="0in" style:auto-text-indent="false"/>
      <style:text-properties style:font-name="Times New Roman" fo:font-size="9pt" fo:font-weight="bold" style:font-size-asian="9pt" style:font-weight-asian="bold"/>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Heading_20_3" style:list-style-name="">
      <style:paragraph-properties fo:margin-left="0in" fo:margin-right="0in" fo:text-indent="0in" style:auto-text-indent="false"/>
    </style:style>
    <style:style style:name="P11" style:family="paragraph" style:parent-style-name="Heading_20_3" style:list-style-name="">
      <style:paragraph-properties fo:margin-left="0in" fo:margin-right="0in" fo:text-indent="0in" style:auto-text-indent="false"/>
      <style:text-properties style:font-name="Times New Roman"/>
    </style:style>
    <style:style style:name="P12" style:family="paragraph" style:parent-style-name="Heading_20_5" style:list-style-name="">
      <style:paragraph-properties fo:margin-left="0in" fo:margin-right="0in" fo:text-indent="0in" style:auto-text-indent="false"/>
    </style:style>
    <style:style style:name="P13"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style:font-name="Times New Roman" fo:font-size="6pt" fo:font-weight="bold" style:font-size-asian="6pt" style:font-weight-asian="bold"/>
    </style:style>
    <style:style style:name="T5" style:family="text">
      <style:text-properties fo:font-weight="normal" style:font-weight-asian="normal"/>
    </style:style>
    <style:style style:name="T6"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This material is Open Game Content, and is licensed for public use under the terms of the Open Game License v1.0a.</text:span></text:p>
      <text:h text:style-name="P10" text:outline-level="3"><text:span text:style-name="T1">PSIONIC SPELLS</text:span></text:h>
      <text:p text:style-name="P4"/>
      <text:p text:style-name="P3"><text:span text:style-name="T1">Listed below are arcane and divine spells that interact with psionics as well as a cleric domain, Mind.</text:span></text:p>
      <text:p text:style-name="P5"/>
      <text:h text:style-name="P12" text:outline-level="5"><text:span text:style-name="T1">BARD SPELLS</text:span></text:h>
      <text:p text:style-name="P4"/>
      <text:p text:style-name="P3"><text:span text:style-name="T1">2nd-Level Bard Spell</text:span></text:p>
      <text:p text:style-name="P3"><text:span text:style-name="T2">Glossolalia:</text:span><text:span text:style-name="T1"> Cone-shaped shriek distracts smart foes, makes concentrating difficult.</text:span></text:p>
      <text:p text:style-name="P5"/>
      <text:h text:style-name="P12" text:outline-level="5"><text:span text:style-name="T1">CLERIC SPELLS</text:span></text:h>
      <text:p text:style-name="P4"/>
      <text:p text:style-name="P3"><text:span text:style-name="T1">3rd-Level Cleric Spell</text:span></text:p>
      <text:p text:style-name="P3"><text:span text:style-name="T2">Telepathic Bond, Lesser:</text:span><text:span text:style-name="T1"> As </text:span><text:span text:style-name="T3">telepathic bond, </text:span><text:span text:style-name="T1">but you and one other creature.</text:span></text:p>
      <text:p text:style-name="P4"/>
      <text:p text:style-name="P3"><text:span text:style-name="T1">4th-Level Cleric Spell</text:span></text:p>
      <text:p text:style-name="P3"><text:span text:style-name="T2">Dweomer of Transference:</text:span><text:span text:style-name="T1"> Convert spellcasting into psionic power points.</text:span></text:p>
      <text:p text:style-name="P4"/>
      <text:p text:style-name="P3"><text:span text:style-name="T1">5th-Level Cleric Spell</text:span></text:p>
      <text:p text:style-name="P3"><text:span text:style-name="T2">Psychic Turmoil:</text:span><text:span text:style-name="T1"> Invisible field leeches psionic power points away.</text:span></text:p>
      <text:p text:style-name="P4"><text:soft-page-break/></text:p>
      <text:p text:style-name="P3"><text:span text:style-name="T1">7th-Level Cleric Spell</text:span></text:p>
      <text:p text:style-name="P3"><text:span text:style-name="T2">Psychic Turmoil, Greater:</text:span><text:span text:style-name="T1"> As </text:span><text:span text:style-name="T3">psychic turmoil, </text:span><text:span text:style-name="T1">but you gain power points as temporary hp.</text:span></text:p>
      <text:p text:style-name="P4"/>
      <text:p text:style-name="P3"><text:span text:style-name="T1">8th-Level Cleric Spell</text:span></text:p>
      <text:p text:style-name="P3"><text:span text:style-name="T2">Brain Spider:</text:span><text:span text:style-name="T1"> Listen to thoughts of up to eight other creatures.</text:span></text:p>
      <text:p text:style-name="P5"/>
      <text:h text:style-name="P12" text:outline-level="5"><text:span text:style-name="T1">MIND DOMAIN</text:span></text:h>
      <text:p text:style-name="P3"><text:span text:style-name="T2">Granted Power:</text:span><text:span text:style-name="T1"> Gain a +2 bonus on Bluff, Diplomacy, and Sense Motive checks. Gain a +2 bonus on Will saves against enchantment spells and effects.</text:span></text:p>
      <text:h text:style-name="P1" text:outline-level="1"><text:span text:style-name="T1">Mind Domain Spells</text:span></text:h>
      <text:p text:style-name="P3"><text:span text:style-name="T2">1 Comprehend Languages: </text:span><text:span text:style-name="T1">You understand all spoken and written languages.</text:span></text:p>
      <text:p text:style-name="P3"><text:span text:style-name="T2">2 Detect Thoughts:</text:span><text:span text:style-name="T1"> Allows “listening” to surface thoughts.</text:span></text:p>
      <text:p text:style-name="P3"><text:span text:style-name="T2">3 Telepathic Bond, Lesser:</text:span><text:span text:style-name="T1"> Link with subject within 30 ft. for 10 min./level.</text:span></text:p>
      <text:p text:style-name="P3"><text:span text:style-name="T2">4 Discern Lies:</text:span><text:span text:style-name="T1"> Reveals deliberate falsehoods.</text:span></text:p>
      <text:p text:style-name="P3"><text:span text:style-name="T2">5 Telepathic Bond: </text:span><text:span text:style-name="T1">Link lets allies communicate.</text:span></text:p>
      <text:p text:style-name="P3"><text:span text:style-name="T2">6 Probe Thoughts:</text:span><text:span text:style-name="T1"> Read subject’s memories, one question/ round.</text:span></text:p>
      <text:p text:style-name="P3"><text:span text:style-name="T2">7 Brain Spider:</text:span><text:span text:style-name="T1"> Eavesdrop on thoughts of up to eight other creatures.</text:span></text:p>
      <text:p text:style-name="P3"><text:span text:style-name="T2">8 Mind Blank:</text:span><text:span text:style-name="T1"> Subject is immune to mental/emotional magic and scrying.</text:span></text:p>
      <text:p text:style-name="P3"><text:span text:style-name="T2">9 Weird:</text:span><text:span text:style-name="T1"> Fearful illusion affects all within 30 ft., either killing or dealing 3d6 damage.</text:span></text:p>
      <text:p text:style-name="P5"/>
      <text:h text:style-name="P12" text:outline-level="5"><text:span text:style-name="T1">SORCERER/WIZARD SPELLS</text:span></text:h>
      <text:p text:style-name="P4"><text:soft-page-break/></text:p>
      <text:p text:style-name="P3"><text:span text:style-name="T1">3rd-Level Sorcerer/Wizard Spell</text:span></text:p>
      <text:p text:style-name="P3"><text:span text:style-name="T2">Telepathic Bond, Lesser:</text:span><text:span text:style-name="T1"> As </text:span><text:span text:style-name="T3">telepathic bond, </text:span><text:span text:style-name="T1">but you and one other creature.</text:span></text:p>
      <text:p text:style-name="P4"/>
      <text:p text:style-name="P3"><text:span text:style-name="T1">4th-Level Sorcerer/Wizard Spell</text:span></text:p>
      <text:p text:style-name="P3"><text:span text:style-name="T2">Dweomer of Transference: </text:span><text:span text:style-name="T1">Convert spellcasting into psionic power points.</text:span></text:p>
      <text:p text:style-name="P4"/>
      <text:p text:style-name="P3"><text:span text:style-name="T1">5th-Level Sorcerer/Wizard Spell</text:span></text:p>
      <text:p text:style-name="P3"><text:span text:style-name="T2">Psychic Turmoil:</text:span><text:span text:style-name="T1"> Invisible field leeches psionic power points away.</text:span></text:p>
      <text:p text:style-name="P4"/>
      <text:p text:style-name="P3"><text:span text:style-name="T1">6th-Level Sorcerer/Wizard Spells</text:span></text:p>
      <text:p text:style-name="P3"><text:span text:style-name="T2">Mental Pinnacle</text:span><text:span text:style-name="T4">M</text:span><text:span text:style-name="T2">:</text:span><text:span text:style-name="T1"> You gain the mental powers of a psion. </text:span></text:p>
      <text:p text:style-name="P3"><text:span text:style-name="T2">Probe Thoughts:</text:span><text:span text:style-name="T1"> Read subject’s memories, one question/ round.</text:span></text:p>
      <text:p text:style-name="P4"/>
      <text:p text:style-name="P3"><text:span text:style-name="T1">7th-Level Sorcerer/Wizard Spell</text:span></text:p>
      <text:p text:style-name="P3"><text:span text:style-name="T2">Psychic Turmoil, Greater:</text:span><text:span text:style-name="T1"> As </text:span><text:span text:style-name="T3">psychic turmoil, </text:span><text:span text:style-name="T1">but you gain power points as temporary hit points.</text:span></text:p>
      <text:h text:style-name="P11" text:outline-level="3"/>
      <text:h text:style-name="P10" text:outline-level="3"><text:span text:style-name="T1">SPELL DESCRIPTIONS</text:span></text:h>
      <text:p text:style-name="P3"><text:span text:style-name="T1">The following spell descriptions are presented in alphabetical order.</text:span></text:p>
      <text:p text:style-name="P4"/>
      <text:h text:style-name="P12" text:outline-level="5"><text:span text:style-name="T1">Brain Spider</text:span></text:h>
      <text:p text:style-name="P3"><text:soft-page-break/><text:span text:style-name="T1">Divination [Mind-Affecting]</text:span></text:p>
      <text:p text:style-name="P3"><text:span text:style-name="T2">Level: </text:span><text:span text:style-name="T1">Cleric 8, Mind 7</text:span></text:p>
      <text:p text:style-name="P3"><text:span text:style-name="T2">Components:</text:span><text:span text:style-name="T1"> V, S, M, DF</text:span></text:p>
      <text:p text:style-name="P3"><text:span text:style-name="T2">Casting Time:</text:span><text:span text:style-name="T1"> 1 round</text:span></text:p>
      <text:p text:style-name="P3"><text:span text:style-name="T2">Range:</text:span><text:span text:style-name="T1"> Long (400 ft. + 40 ft./level)</text:span></text:p>
      <text:p text:style-name="P3"><text:span text:style-name="T2">Targets:</text:span><text:span text:style-name="T1"> Up to eight living creatures</text:span></text:p>
      <text:p text:style-name="P3"><text:span text:style-name="T2">Duration:</text:span><text:span text:style-name="T1"> 1 min./level</text:span></text:p>
      <text:p text:style-name="P3"><text:span text:style-name="T2">Saving Throw:</text:span><text:span text:style-name="T1"> Will negates</text:span></text:p>
      <text:p text:style-name="P3"><text:span text:style-name="T2">Spell Resistance:</text:span><text:span text:style-name="T1"> Yes</text:span></text:p>
      <text:p text:style-name="P3"><text:span text:style-name="T1">This spell allows you to eavesdrop as a standard action on the thoughts of up to eight other creatures at once, hearing as desired:</text:span></text:p>
      <text:p text:style-name="P3"><text:span text:style-name="T1">• Individual trains of thought in whatever order you desire.</text:span></text:p>
      <text:p text:style-name="P3"><text:span text:style-name="T1">• Information from all minds about one particular topic, thing, or being, one nugget of information per caster level.</text:span></text:p>
      <text:p text:style-name="P3"><text:span text:style-name="T1">• A study of the thoughts and memories of one creature of the group in detail.</text:span></text:p>
      <text:p text:style-name="P3"><text:span text:style-name="T1">Once per round, if you do not perform a detailed study of one creature’s mind, you can attempt (as a standard action) to implant a </text:span><text:span text:style-name="T3">suggestion </text:span><text:span text:style-name="T1">in the mind of any one of the affected creatures. The creature can make another Will saving throw to resist the </text:span><text:span text:style-name="T3">suggestion, </text:span><text:span text:style-name="T1">using the save DC of the </text:span><text:span text:style-name="T3">brain spider </text:span><text:span text:style-name="T1">spell. (Creatures with special resistance to enchantment spells can use this resistance to keep from being affected by the </text:span><text:span text:style-name="T3">suggestion.</text:span><text:span text:style-name="T1">) Success on this saving throw does not negate the other effects of the </text:span><text:span text:style-name="T3">brain spider </text:span><text:span text:style-name="T1">spell for that creature.</text:span></text:p>
      <text:p text:style-name="P3"><text:span text:style-name="T1">You can affect all intelligent beings of your choice within range (up to the limit of eight), beginning with known or named beings. Language is not a barrier, and you need not personally know the beings The spell cannot reach those who make a successful Will save.</text:span></text:p>
      <text:p text:style-name="P3"><text:span text:style-name="T3">Material Component: </text:span><text:span text:style-name="T1">A spider of any size or kind. It can be dead, but must still have all eight legs.</text:span></text:p>
      <text:p text:style-name="P4"/>
      <text:h text:style-name="P12" text:outline-level="5"><text:span text:style-name="T1">Dweomer of Transference</text:span></text:h>
      <text:p text:style-name="P3"><text:span text:style-name="T1">Evocation</text:span></text:p>
      <text:p text:style-name="P3"><text:span text:style-name="T2">Level: </text:span><text:span text:style-name="T1">Cleric 4, sorcerer/wizard 4</text:span></text:p>
      <text:p text:style-name="P3"><text:span text:style-name="T2">Components:</text:span><text:span text:style-name="T1"> V, S</text:span></text:p>
      <text:p text:style-name="P3"><text:soft-page-break/><text:span text:style-name="T2">Casting Time:</text:span><text:span text:style-name="T1"> 1 minute</text:span></text:p>
      <text:p text:style-name="P3"><text:span text:style-name="T2">Range:</text:span><text:span text:style-name="T1"> Close (25 ft. + 5 ft./2 levels)</text:span></text:p>
      <text:p text:style-name="P3"><text:span text:style-name="T2">Target:</text:span><text:span text:style-name="T1"> One willing psionic creature</text:span></text:p>
      <text:p text:style-name="P3"><text:span text:style-name="T2">Duration:</text:span><text:span text:style-name="T1"> 1 round/level</text:span></text:p>
      <text:p text:style-name="P3"><text:span text:style-name="T2">Saving Throw:</text:span><text:span text:style-name="T1"> Will negates (harmless)</text:span></text:p>
      <text:p text:style-name="P3"><text:span text:style-name="T2">Spell Resistance:</text:span><text:span text:style-name="T1"> Yes (harmless)</text:span></text:p>
      <text:p text:style-name="P3"><text:span text:style-name="T1">With this spell, you form a radiating corona around the head of a psionic ally, then convert some of your spells into psionic power points. When you finish casting </text:span><text:span text:style-name="T3">dweomer of transference, </text:span><text:span text:style-name="T1">a red-orange glow surrounds the psionic creature’s head. For the duration of the spell, any spells cast at the subject don’t have their usual effect, instead converting themselves harmlessly into psionic energy that the subject can use as energy for psionic powers. You can cast any spell you like at the subject, even area spells, effect spells, and spells for whom the subject would ordinarily not be a legitimate target. The spells don’t do anything other than provide the subject with power points, but you must still cast them normally, obeying the component and range requirements listed in the description of each spell.</text:span></text:p>
      <text:p text:style-name="P3"><text:span text:style-name="T1">For each spell you cast into the </text:span><text:span text:style-name="T3">dweomer of transference, </text:span><text:span text:style-name="T1">the psionic creature gets temporary power points, according to the following table. The transference isn’t perfectly efficient. The temporary power points acquired through a </text:span><text:span text:style-name="T3">dweomer of transference </text:span><text:span text:style-name="T1">dissipate after 1 hour if they haven’t already been spent.</text:span></text:p>
      <text:p text:style-name="P6"/>
      <table:table table:name="Table1" table:style-name="Table1">
        <table:table-column table:style-name="Table1.A"/>
        <table:table-column table:style-name="Table1.B"/>
        <table:table-row table:style-name="Table1.1">
          <table:table-cell table:style-name="Table1.A1" office:value-type="string">
            <text:h text:style-name="P2" text:outline-level="1"><text:span text:style-name="T1">Spell Level</text:span></text:h>
          </table:table-cell>
          <table:table-cell table:style-name="Table1.B1" office:value-type="string">
            <text:h text:style-name="P2" text:outline-level="1"><text:span text:style-name="T1">Power Points Acquired</text:span></text:h>
          </table:table-cell>
        </table:table-row>
        <table:table-row table:style-name="Table1.1">
          <table:table-cell table:style-name="Table1.A2" office:value-type="string">
            <text:p text:style-name="P9"><text:span text:style-name="T1">0</text:span></text:p>
          </table:table-cell>
          <table:table-cell table:style-name="Table1.B2" office:value-type="string">
            <text:p text:style-name="P9"><text:span text:style-name="T1">0</text:span></text:p>
          </table:table-cell>
        </table:table-row>
        <table:table-row table:style-name="Table1.1">
          <table:table-cell table:style-name="Table1.A2" office:value-type="string">
            <text:p text:style-name="P8"><text:span text:style-name="T1">1st</text:span></text:p>
          </table:table-cell>
          <table:table-cell table:style-name="Table1.B2" office:value-type="string">
            <text:p text:style-name="P8"><text:span text:style-name="T1">1</text:span></text:p>
          </table:table-cell>
        </table:table-row>
        <table:table-row table:style-name="Table1.1">
          <table:table-cell table:style-name="Table1.A2" office:value-type="string">
            <text:p text:style-name="P8"><text:span text:style-name="T1">2nd</text:span></text:p>
          </table:table-cell>
          <table:table-cell table:style-name="Table1.B2" office:value-type="string">
            <text:p text:style-name="P8"><text:span text:style-name="T1">2</text:span></text:p>
          </table:table-cell>
        </table:table-row>
        <table:table-row table:style-name="Table1.1">
          <table:table-cell table:style-name="Table1.A2" office:value-type="string">
            <text:p text:style-name="P8"><text:span text:style-name="T1">3rd</text:span></text:p>
          </table:table-cell>
          <table:table-cell table:style-name="Table1.B2" office:value-type="string">
            <text:p text:style-name="P8"><text:span text:style-name="T1">4</text:span></text:p>
          </table:table-cell>
        </table:table-row>
        <table:table-row table:style-name="Table1.1">
          <table:table-cell table:style-name="Table1.A2" office:value-type="string">
            <text:p text:style-name="P8"><text:span text:style-name="T1">4th</text:span></text:p>
          </table:table-cell>
          <table:table-cell table:style-name="Table1.B2" office:value-type="string">
            <text:p text:style-name="P8"><text:span text:style-name="T1">6</text:span></text:p>
          </table:table-cell>
        </table:table-row>
        <table:table-row table:style-name="Table1.1">
          <table:table-cell table:style-name="Table1.A2" office:value-type="string">
            <text:p text:style-name="P8"><text:span text:style-name="T1">5th</text:span></text:p>
          </table:table-cell>
          <table:table-cell table:style-name="Table1.B2" office:value-type="string">
            <text:p text:style-name="P8"><text:span text:style-name="T1">8</text:span></text:p>
          </table:table-cell>
        </table:table-row>
        <table:table-row table:style-name="Table1.1">
          <table:table-cell table:style-name="Table1.A2" office:value-type="string">
            <text:p text:style-name="P8"><text:span text:style-name="T1">6th</text:span></text:p>
          </table:table-cell>
          <table:table-cell table:style-name="Table1.B2" office:value-type="string">
            <text:p text:style-name="P8"><text:span text:style-name="T1">10</text:span></text:p>
          </table:table-cell>
        </table:table-row>
        <table:table-row table:style-name="Table1.1">
          <table:table-cell table:style-name="Table1.A2" office:value-type="string">
            <text:p text:style-name="P8"><text:span text:style-name="T1">7th</text:span></text:p>
          </table:table-cell>
          <table:table-cell table:style-name="Table1.B2" office:value-type="string">
            <text:p text:style-name="P8"><text:span text:style-name="T1">12</text:span></text:p>
          </table:table-cell>
        </table:table-row>
        <table:table-row table:style-name="Table1.1">
          <table:table-cell table:style-name="Table1.A2" office:value-type="string">
            <text:p text:style-name="P8"><text:span text:style-name="T1">8th</text:span></text:p>
          </table:table-cell>
          <table:table-cell table:style-name="Table1.B2" office:value-type="string">
            <text:p text:style-name="P8"><text:span text:style-name="T1">14</text:span></text:p>
          </table:table-cell>
        </table:table-row>
        <table:table-row table:style-name="Table1.1">
          <table:table-cell table:style-name="Table1.A11" office:value-type="string">
            <text:p text:style-name="P9"><text:span text:style-name="T1">9th</text:span></text:p>
          </table:table-cell>
          <table:table-cell table:style-name="Table1.B11" office:value-type="string">
            <text:p text:style-name="P9"><text:span text:style-name="T1">16</text:span></text:p>
          </table:table-cell>
        </table:table-row>
      </table:table>
      <text:p text:style-name="P4"/>
      <text:h text:style-name="P12" text:outline-level="5"><text:soft-page-break/><text:span text:style-name="T1">Glossolalia</text:span></text:h>
      <text:p text:style-name="P3"><text:span text:style-name="T1">Evocation [Sonic, Mind-Affecting]</text:span></text:p>
      <text:p text:style-name="P3"><text:span text:style-name="T2">Level:</text:span><text:span text:style-name="T1"> Bard 2</text:span></text:p>
      <text:p text:style-name="P3"><text:span text:style-name="T2">Components:</text:span><text:span text:style-name="T1"> V</text:span></text:p>
      <text:p text:style-name="P3"><text:span text:style-name="T2">Casting Time:</text:span><text:span text:style-name="T1"> 1 standard action</text:span></text:p>
      <text:p text:style-name="P3"><text:span text:style-name="T2">Range:</text:span><text:span text:style-name="T1"> 60 ft.</text:span></text:p>
      <text:p text:style-name="P3"><text:span text:style-name="T2">Area:</text:span><text:span text:style-name="T1"> Cone-shaped burst</text:span></text:p>
      <text:p text:style-name="P3"><text:span text:style-name="T2">Duration: </text:span><text:span text:style-name="T1">Instantaneous</text:span></text:p>
      <text:p text:style-name="P3"><text:span text:style-name="T2">Saving Throw:</text:span><text:span text:style-name="T1"> Fortitude partial; see text</text:span></text:p>
      <text:p text:style-name="P3"><text:span text:style-name="T2">Spell Resistance:</text:span><text:span text:style-name="T1"> Yes</text:span></text:p>
      <text:p text:style-name="P3"><text:span text:style-name="T1">You utter shrieks of nonsense and gibberish that thinking creatures find distracting and confusing. The spell affects only creatures with Intelligence scores of 3 or higher. Any such creatures within the spell’s area must succeed on Fortitude saves or be stunned for 1 round (if they have Intelligence scores of 20 or higher), dazed for 1 round (if they have Intelligence scores between 10 and 19), or shaken for 1 round (if they have Intelligence scores between 3 and 9). In addition, a creature within the spell’s area loses any psionic focus it might have had and takes a –4 penalty on Concentration checks for 1 round. These effects happen whether or not the creature succeeded on its save.</text:span></text:p>
      <text:p text:style-name="P4"/>
      <text:h text:style-name="P12" text:outline-level="5"><text:span text:style-name="T1">Mental Pinnacle</text:span></text:h>
      <text:p text:style-name="P3"><text:span text:style-name="T1">Transmutation</text:span></text:p>
      <text:p text:style-name="P3"><text:span text:style-name="T2">Level:</text:span><text:span text:style-name="T1"> Sorcerer/wizard 6</text:span></text:p>
      <text:p text:style-name="P3"><text:span text:style-name="T2">Components:</text:span><text:span text:style-name="T1"> V, S, M</text:span></text:p>
      <text:p text:style-name="P3"><text:span text:style-name="T2">Casting Time:</text:span><text:span text:style-name="T1"> 1 standard action</text:span></text:p>
      <text:p text:style-name="P3"><text:span text:style-name="T2">Range:</text:span><text:span text:style-name="T1"> Personal</text:span></text:p>
      <text:p text:style-name="P3"><text:span text:style-name="T2">Target:</text:span><text:span text:style-name="T1"> You</text:span></text:p>
      <text:p text:style-name="P3"><text:span text:style-name="T2">Duration:</text:span><text:span text:style-name="T1"> 1 round/level</text:span></text:p>
      <text:p text:style-name="P3"><text:span text:style-name="T1">For a brief time, you achieve the mental dominance of a powerful psion, able to lash out at enemies using only the power of your mind. Your revel in your new mental powers to the point that you disdain using spells, even in the form of effects from magic items. You gain a +4 enhancement bonus to Intelligence and Wisdom, 3 power points per caster level, and access to the following powers.</text:span></text:p>
      <text:p text:style-name="P3"><text:soft-page-break/><text:span text:style-name="T1">• Mind Thrust</text:span><text:span text:style-name="T6">A</text:span><text:span text:style-name="T1">: Deal 1d10 damage.</text:span></text:p>
      <text:p text:style-name="P3"><text:span text:style-name="T1">• Ego Whip</text:span><text:span text:style-name="T6">A</text:span><text:span text:style-name="T1">: Deal 1d4 Cha damage and daze for 1 round.</text:span></text:p>
      <text:p text:style-name="P3"><text:span text:style-name="T1">• Psionic Blast</text:span><text:span text:style-name="T6">A</text:span><text:span text:style-name="T1">: Stun creatures in 30-ft. cone for 1 round.</text:span></text:p>
      <text:p text:style-name="P3"><text:span text:style-name="T1">• Id Insinuation: Swift tendrils of thought disrupt and confuse your target.</text:span></text:p>
      <text:p text:style-name="P3"><text:span text:style-name="T1">• Psychic Crush</text:span><text:span text:style-name="T6">A</text:span><text:span text:style-name="T1">: Brutally crush subject’s mental essence, reducing subject to –1 hit points.</text:span></text:p>
      <text:p text:style-name="P3"><text:span text:style-name="T1">You manifest the powers as a psion of your caster level does, creating displays as described in each power’s description. You lose your spellcasting ability, including your ability to use spell activation or spell completion magic items, just as if those spells were no longer on your class list. For the duration of this spell, you use magic items and psionic items as if you were a psion with only the five powers given above on your class list.</text:span></text:p>
      <text:p text:style-name="P3"><text:span text:style-name="T1">Any unspent power points dissipate when the spell ends.</text:span></text:p>
      <text:p text:style-name="P3"><text:span text:style-name="T3">Material Component: </text:span><text:span text:style-name="T1">A </text:span><text:span text:style-name="T3">potion of fox’s cunning, </text:span><text:span text:style-name="T1">which you drink (its effect is overridden by the effect of this spell).</text:span></text:p>
      <text:p text:style-name="P7"/>
      <text:h text:style-name="P12" text:outline-level="5"><text:span text:style-name="T1">Probe Thoughts</text:span></text:h>
      <text:p text:style-name="P3"><text:span text:style-name="T1">Divination [Mind-Affecting]</text:span></text:p>
      <text:p text:style-name="P3"><text:span text:style-name="T2">Level:</text:span><text:span text:style-name="T1"> Mind 6, Wiz/Sor 6</text:span></text:p>
      <text:p text:style-name="P3"><text:span text:style-name="T2">Components:</text:span><text:span text:style-name="T1"> V, S</text:span></text:p>
      <text:p text:style-name="P3"><text:span text:style-name="T2">Casting Time:</text:span><text:span text:style-name="T1"> 1 minute</text:span></text:p>
      <text:p text:style-name="P3"><text:span text:style-name="T2">Range:</text:span><text:span text:style-name="T1"> Close (25 ft. + 5 ft./2 levels)</text:span></text:p>
      <text:p text:style-name="P3"><text:span text:style-name="T2">Target:</text:span><text:span text:style-name="T1"> One living creature</text:span></text:p>
      <text:p text:style-name="P3"><text:span text:style-name="T2">Duration:</text:span><text:span text:style-name="T1"> Concentration</text:span></text:p>
      <text:p text:style-name="P3"><text:span text:style-name="T2">Saving Throw:</text:span><text:span text:style-name="T1"> Fortitude negates; see text</text:span></text:p>
      <text:p text:style-name="P3"><text:span text:style-name="T2">Spell Resistance:</text:span><text:span text:style-name="T1"> Yes</text:span></text:p>
      <text:p text:style-name="P3"><text:span text:style-name="T1">All the subject’s memories and knowledge are accessible to you, ranging from memories deep below the surface to those still easily called to mind. You can learn the answer to one question per round, to the best of the subject’s knowledge. You can also probe a sleeping subject, though the subject may make a Will save against the DC of the </text:span><text:span text:style-name="T3">probe thoughts </text:span><text:span text:style-name="T1">spell to wake after each question. Subjects who do not wish to be probed can attempt to move beyond the power’s range, unless somehow hindered. You pose the questions telepathically, and the answers to those questions are imparted directly to your mind. You and the target do not need to speak the same language, though less intelligent creatures may yield up only appropriate visual images in answer to your questions.</text:span></text:p>
      <text:p text:style-name="P4"/>
      <text:h text:style-name="P12" text:outline-level="5"><text:soft-page-break/><text:span text:style-name="T1">Psychic Turmoil</text:span></text:h>
      <text:p text:style-name="P3"><text:span text:style-name="T1">Abjuration</text:span></text:p>
      <text:p text:style-name="P3"><text:span text:style-name="T2">Level:</text:span><text:span text:style-name="T1"> Cleric 5, sorcerer/wizard 5</text:span></text:p>
      <text:p text:style-name="P3"><text:span text:style-name="T2">Components:</text:span><text:span text:style-name="T1"> V, S, M</text:span></text:p>
      <text:p text:style-name="P3"><text:span text:style-name="T2">Casting Time:</text:span><text:span text:style-name="T1"> 1 standard action</text:span></text:p>
      <text:p text:style-name="P3"><text:span text:style-name="T2">Range:</text:span><text:span text:style-name="T1"> Close (25 ft. + 5 ft./2 levels)</text:span></text:p>
      <text:p text:style-name="P3"><text:span text:style-name="T2">Area:</text:span><text:span text:style-name="T1"> 40-ft.-radius emanation centered on a point in space</text:span></text:p>
      <text:p text:style-name="P3"><text:span text:style-name="T2">Duration:</text:span><text:span text:style-name="T1"> 1 round/level</text:span></text:p>
      <text:p text:style-name="P3"><text:span text:style-name="T2">Saving Throw:</text:span><text:span text:style-name="T1"> Will partial; see text</text:span></text:p>
      <text:p text:style-name="P3"><text:span text:style-name="T2">Spell Resistance:</text:span><text:span text:style-name="T1"> Yes</text:span></text:p>
      <text:p text:style-name="P3"><text:span text:style-name="T1">With this spell, you create an invisible field that leeches away the power points of psionic characters standing within the emanation. Nonpsionic characters are unaffected.</text:span></text:p>
      <text:p text:style-name="P3"><text:span text:style-name="T1">When the spell is cast and at the beginning of each of your subsequent turns, psionic creatures within the area of the </text:span><text:span text:style-name="T3">psychic turmoil </text:span><text:span text:style-name="T1">lose 1 power point per manifester level they have. Characters who succeed on a Will save when they first come into contact with the emanation lose only half as many power points (round down) each round. Characters get only one save attempt against any particular </text:span><text:span text:style-name="T3">psychic turmoil </text:span><text:span text:style-name="T1">effect, even if they leave the spell’s area and later return.</text:span></text:p>
      <text:p text:style-name="P3"><text:span text:style-name="T3">Material Component: </text:span><text:span text:style-name="T1">Five playing cards, which are torn in half when the spell is cast.</text:span></text:p>
      <text:p text:style-name="P4"/>
      <text:h text:style-name="P12" text:outline-level="5"><text:span text:style-name="T1">Psychic Turmoil, Greater</text:span></text:h>
      <text:p text:style-name="P3"><text:span text:style-name="T1">Abjuration</text:span></text:p>
      <text:p text:style-name="P3"><text:span text:style-name="T2">Level:</text:span><text:span text:style-name="T1"> Cleric 7, sorcerer/wizard 7</text:span></text:p>
      <text:p text:style-name="P3"><text:span text:style-name="T2">Duration: </text:span><text:span text:style-name="T1">1 round/level</text:span></text:p>
      <text:p text:style-name="P3"><text:span text:style-name="T1">As </text:span><text:span text:style-name="T3">psychic turmoil, </text:span><text:span text:style-name="T1">except you gain 1 temporary hit point for each power point the spell takes from a psionic creature. The temporary hit points last for 1 hour.</text:span></text:p>
      <text:p text:style-name="P4"/>
      <text:h text:style-name="P12" text:outline-level="5"><text:span text:style-name="T1">Telepathic Bond, Lesser</text:span></text:h>
      <text:p text:style-name="P3"><text:soft-page-break/><text:span text:style-name="T1">Divination [Mind-Affecting]</text:span></text:p>
      <text:p text:style-name="P3"><text:span text:style-name="T2">Level:</text:span><text:span text:style-name="T1"> Cleric 3, Mind 3, sorcerer/wizard 3</text:span></text:p>
      <text:p text:style-name="P3"><text:span text:style-name="T2">Components: </text:span><text:span text:style-name="T1">V, S</text:span></text:p>
      <text:p text:style-name="P3"><text:span text:style-name="T2">Casting Time: </text:span><text:span text:style-name="T1">1 standard action</text:span></text:p>
      <text:p text:style-name="P3"><text:span text:style-name="T2">Range:</text:span><text:span text:style-name="T1"> 30 ft.</text:span></text:p>
      <text:p text:style-name="P3"><text:span text:style-name="T2">Targets:</text:span><text:span text:style-name="T1"> You and one willing creature within 30 ft.</text:span></text:p>
      <text:p text:style-name="P3"><text:span text:style-name="T2">Duration:</text:span><text:span text:style-name="T1"> 10 min./level</text:span></text:p>
      <text:p text:style-name="P3"><text:span text:style-name="T2">Saving Throw:</text:span><text:span text:style-name="T1"> None</text:span></text:p>
      <text:p text:style-name="P3"><text:span text:style-name="T2">Spell Resistance:</text:span><text:span text:style-name="T1"> No</text:span></text:p>
      <text:p text:style-name="P3"><text:span text:style-name="T1">You forge a telepathic bond with another creature with an Intelligence score of 6 or higher. The bond can be established only with a willing subject. You can communicate telepathically through the bond regardless of language. No special power or influence is established as a result of the bond. Once the bond is formed, it works over any distance (although not from one plane to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4pt" fo:language="en" fo:country="US" style:font-size-asian="14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6" style:display-name="Heading 6" style:family="paragraph" style:parent-style-name="Standard" style:default-outline-level="" style:class="text">
      <style:paragraph-properties fo:margin-left="0.2165in" fo:margin-right="0in" fo:text-align="start" style:justify-single-word="false" fo:orphans="2" fo:widows="2" fo:text-indent="-0.2165in" style:auto-text-indent="false" fo:keep-with-next="always" style:vertical-align="auto"/>
      <style:text-properties fo:font-size="12pt" fo:language="en" fo:country="US" style:font-size-asian="12pt" style:language-asian="en" style:country-asian="US"/>
    </style:style>
    <style:style style:name="Heading_20_7" style:display-name="Heading 7" style:family="paragraph" style:parent-style-name="Standard" style:default-outline-level="" style:class="text">
      <style:paragraph-properties fo:text-align="start" style:justify-single-word="false" fo:orphans="2" fo:widows="2" fo:keep-with-next="always" style:vertical-align="auto"/>
      <style:text-properties fo:color="#ff0000"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 style:class="text">
      <style:paragraph-properties fo:text-align="start" style:justify-single-word="false" fo:orphans="2" fo:widows="2" fo:keep-with-next="always" style:vertical-align="auto"/>
      <style:text-properties fo:color="#ff0000" fo:font-size="12pt" fo:language="en" fo:country="US" style:font-size-asian="12pt" style:language-asian="en" style:country-asian="US"/>
    </style:style>
    <style:style style:name="Heading_20_9" style:display-name="Heading 9" style:family="paragraph" style:parent-style-name="Standard" style:default-outline-level=""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96666_ExpPsionicsHnbk</dc:title>
    <meta:initial-creator>asmith</meta:initial-creator>
    <meta:creation-date>2004-04-07T11:09:00</meta:creation-date>
    <dc:date>2004-04-07T11:09:00</dc:date>
    <meta:editing-cycles>2</meta:editing-cycles>
    <meta:editing-duration>P0D</meta:editing-duration>
    <meta:document-statistic meta:table-count="1" meta:image-count="0" meta:object-count="0" meta:page-count="9" meta:paragraph-count="162" meta:word-count="1754" meta:character-count="10661" meta:non-whitespace-character-count="9068"/>
    <meta:generator>LibreOffice/6.1.5.2$Linux_X86_64 LibreOffice_project/10$Build-2</meta:generator>
    <meta:user-defined meta:name="Company">Wizards of the Coast</meta:user-defined>
    <meta:user-defined meta:name="Operator">asmith</meta:user-defined>
  </office:meta>
</office:document-meta>
</file>